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25034E0BA5F5108ECE6.png" manifest:media-type="image/png"/>
  <manifest:file-entry manifest:full-path="Pictures/10000000000003430000020A2D3B1777AA429B06.jpg" manifest:media-type="image/jpeg"/>
  <manifest:file-entry manifest:full-path="Pictures/10000000000003430000020AADCE55F6EC82EC6D.jpg" manifest:media-type="image/jpeg"/>
  <manifest:file-entry manifest:full-path="Pictures/10000000000003E80000029A8AFB5E111112129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8.038cm" fo:min-width="6.3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9.054cm" fo:min-width="6.35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57cm, 7.113cm, 3.303cm, 6.343cm)" draw:image-opacity="100%" style:mirror="none"/>
    </style:style>
    <style:style style:name="gr5" style:family="graphic" style:parent-style-name="standard">
      <style:graphic-properties svg:stroke-width="0.254cm" draw:marker-start-width="0.966cm" draw:marker-end-width="0.966cm" svg:stroke-opacity="55%" draw:fill="none" draw:textarea-horizontal-align="justify" draw:textarea-vertical-align="middle" draw:auto-grow-height="false" fo:min-height="1.665cm" fo:min-width="1.235cm" fo:padding-top="0.252cm" fo:padding-bottom="0.252cm" fo:padding-left="0.377cm" fo:padding-right="0.377cm" draw:shadow="hidden"/>
    </style:style>
    <style:style style:name="gr6" style:family="graphic" style:parent-style-name="standard">
      <style:graphic-properties svg:stroke-width="0.152cm" draw:marker-start-width="0.659cm" draw:marker-end-width="0.659cm" svg:stroke-opacity="60%" draw:fill="none" draw:textarea-horizontal-align="justify" draw:textarea-vertical-align="middle" draw:auto-grow-height="false" fo:min-height="4.628cm" fo:min-width="4.738cm" fo:padding-top="0.201cm" fo:padding-bottom="0.201cm" fo:padding-left="0.326cm" fo:padding-right="0.326cm" draw:shadow="hidden"/>
    </style:style>
    <style:style style:name="gr7" style:family="graphic" style:parent-style-name="standard">
      <style:graphic-properties svg:stroke-width="0.051cm" draw:marker-start-width="0.357cm" draw:marker-end-width="0.357cm" svg:stroke-opacity="60%" draw:fill="none" draw:textarea-horizontal-align="justify" draw:textarea-vertical-align="middle" draw:auto-grow-height="false" fo:min-height="9.106cm" fo:min-width="8.239cm" fo:padding-top="0.151cm" fo:padding-bottom="0.151cm" fo:padding-left="0.276cm" fo:padding-right="0.276cm" draw:shadow="hidden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.532cm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 fo:min-height="1.274cm" fo:min-width="0cm"/>
    </style:style>
    <style:style style:name="gr10" style:family="graphic" style:parent-style-name="standard">
      <style:graphic-properties svg:stroke-color="#ffffff" draw:fill-color="#eb6b6b" draw:textarea-horizontal-align="justify" draw:textarea-vertical-align="middle" draw:auto-grow-height="false" fo:min-height="0.766cm" fo:min-width="0cm"/>
    </style:style>
    <style:style style:name="gr11" style:family="graphic" style:parent-style-name="standard">
      <style:graphic-properties svg:stroke-color="#ffffff" draw:fill-color="#ebdc6b" draw:textarea-horizontal-align="justify" draw:textarea-vertical-align="middle" draw:auto-grow-height="false" fo:min-height="0.258cm" fo:min-width="0cm"/>
    </style:style>
    <style:style style:name="gr12" style:family="graphic" style:parent-style-name="standard">
      <style:graphic-properties svg:stroke-color="#ffffff" draw:fill-color="#85eb6b" draw:textarea-horizontal-align="justify" draw:textarea-vertical-align="middle" draw:auto-grow-height="false" fo:min-height="0.258cm" fo:min-width="0cm"/>
    </style:style>
    <style:style style:name="gr13" style:family="graphic" style:parent-style-name="standard">
      <style:graphic-properties svg:stroke-width="0.254cm" svg:stroke-color="#ff420e" draw:marker-start-width="0.966cm" draw:marker-end-width="0.966cm" svg:stroke-opacity="55%" draw:fill="none" draw:textarea-horizontal-align="justify" draw:textarea-vertical-align="middle" draw:auto-grow-height="false" fo:min-height="1.563cm" fo:min-width="1.133cm" fo:padding-top="0.252cm" fo:padding-bottom="0.252cm" fo:padding-left="0.377cm" fo:padding-right="0.377cm" draw:shadow="hidden"/>
    </style:style>
    <style:style style:name="gr14" style:family="graphic" style:parent-style-name="standard">
      <style:graphic-properties svg:stroke-width="0.152cm" svg:stroke-color="#ff420e" draw:marker-start-width="0.659cm" draw:marker-end-width="0.659cm" svg:stroke-opacity="60%" draw:fill="none" draw:textarea-horizontal-align="justify" draw:textarea-vertical-align="middle" draw:auto-grow-height="false" fo:min-height="4.628cm" fo:min-width="4.738cm" fo:padding-top="0.201cm" fo:padding-bottom="0.201cm" fo:padding-left="0.326cm" fo:padding-right="0.326cm" draw:shadow="hidden"/>
    </style:style>
    <style:style style:name="gr15" style:family="graphic" style:parent-style-name="standard">
      <style:graphic-properties svg:stroke-width="0.051cm" svg:stroke-color="#ff420e" draw:marker-start-width="0.357cm" draw:marker-end-width="0.357cm" svg:stroke-opacity="60%" draw:fill="none" draw:textarea-horizontal-align="justify" draw:textarea-vertical-align="middle" draw:auto-grow-height="false" fo:min-height="9.206cm" fo:min-width="8.339cm" fo:padding-top="0.151cm" fo:padding-bottom="0.151cm" fo:padding-left="0.276cm" fo:padding-right="0.276cm" draw:shadow="hidden"/>
    </style:style>
    <style:style style:name="gr16" style:family="graphic" style:parent-style-name="standard">
      <style:graphic-properties svg:stroke-width="0.254cm" svg:stroke-color="#ffd320" draw:marker-start-width="0.966cm" draw:marker-end-width="0.966cm" svg:stroke-opacity="55%" draw:fill="none" draw:textarea-horizontal-align="justify" draw:textarea-vertical-align="middle" draw:auto-grow-height="false" fo:min-height="1.563cm" fo:min-width="1.133cm" fo:padding-top="0.252cm" fo:padding-bottom="0.252cm" fo:padding-left="0.377cm" fo:padding-right="0.377cm" draw:shadow="hidden"/>
    </style:style>
    <style:style style:name="gr17" style:family="graphic" style:parent-style-name="standard">
      <style:graphic-properties svg:stroke-width="0.152cm" svg:stroke-color="#ffd320" draw:marker-start-width="0.659cm" draw:marker-end-width="0.659cm" svg:stroke-opacity="60%" draw:fill="none" draw:textarea-horizontal-align="justify" draw:textarea-vertical-align="middle" draw:auto-grow-height="false" fo:min-height="4.628cm" fo:min-width="4.738cm" fo:padding-top="0.201cm" fo:padding-bottom="0.201cm" fo:padding-left="0.326cm" fo:padding-right="0.326cm" draw:shadow="hidden"/>
    </style:style>
    <style:style style:name="gr18" style:family="graphic" style:parent-style-name="standard">
      <style:graphic-properties svg:stroke-width="0.051cm" svg:stroke-color="#ffd320" draw:marker-start-width="0.357cm" draw:marker-end-width="0.357cm" svg:stroke-opacity="60%" draw:fill="none" draw:textarea-horizontal-align="justify" draw:textarea-vertical-align="middle" draw:auto-grow-height="false" fo:min-height="9.206cm" fo:min-width="8.339cm" fo:padding-top="0.151cm" fo:padding-bottom="0.151cm" fo:padding-left="0.276cm" fo:padding-right="0.276cm" draw:shadow="hidden"/>
    </style:style>
    <style:style style:name="gr19" style:family="graphic" style:parent-style-name="standard">
      <style:graphic-properties svg:stroke-width="0.254cm" svg:stroke-color="#579d1c" draw:marker-start-width="0.966cm" draw:marker-end-width="0.966cm" svg:stroke-opacity="55%" draw:fill="none" draw:textarea-horizontal-align="justify" draw:textarea-vertical-align="middle" draw:auto-grow-height="false" fo:min-height="1.563cm" fo:min-width="1.133cm" fo:padding-top="0.252cm" fo:padding-bottom="0.252cm" fo:padding-left="0.377cm" fo:padding-right="0.377cm" draw:shadow="hidden"/>
    </style:style>
    <style:style style:name="gr20" style:family="graphic" style:parent-style-name="standard">
      <style:graphic-properties svg:stroke-width="0.152cm" svg:stroke-color="#579d1c" draw:marker-start-width="0.659cm" draw:marker-end-width="0.659cm" svg:stroke-opacity="60%" draw:fill="none" draw:textarea-horizontal-align="justify" draw:textarea-vertical-align="middle" draw:auto-grow-height="false" fo:min-height="4.628cm" fo:min-width="4.738cm" fo:padding-top="0.201cm" fo:padding-bottom="0.201cm" fo:padding-left="0.326cm" fo:padding-right="0.326cm" draw:shadow="hidden"/>
    </style:style>
    <style:style style:name="gr21" style:family="graphic" style:parent-style-name="standard">
      <style:graphic-properties svg:stroke-width="0.051cm" svg:stroke-color="#579d1c" draw:marker-start-width="0.357cm" draw:marker-end-width="0.357cm" svg:stroke-opacity="60%" draw:fill="none" draw:textarea-horizontal-align="justify" draw:textarea-vertical-align="middle" draw:auto-grow-height="false" fo:min-height="9.206cm" fo:min-width="8.339cm" fo:padding-top="0.151cm" fo:padding-bottom="0.151cm" fo:padding-left="0.276cm" fo:padding-right="0.276cm" draw:shadow="hidden"/>
    </style:style>
    <style:style style:name="gr22" style:family="graphic" style:parent-style-name="standard">
      <style:graphic-properties svg:stroke-color="#ffffff" draw:textarea-horizontal-align="justify" draw:textarea-vertical-align="middle" draw:auto-grow-height="false" fo:min-height="0.258cm" fo:min-width="0cm"/>
    </style:style>
    <style:style style:name="gr23" style:family="graphic" style:parent-style-name="standard">
      <style:graphic-properties svg:stroke-color="#ffffff" draw:fill-color="#eb6b6b" draw:textarea-horizontal-align="justify" draw:textarea-vertical-align="middle" draw:auto-grow-height="false" fo:min-height="0.258cm" fo:min-width="0cm"/>
    </style:style>
    <style:style style:name="gr24" style:family="graphic" style:parent-style-name="standard">
      <style:graphic-properties svg:stroke-color="#ffffff" draw:fill-color="#ebdc6b" draw:textarea-horizontal-align="justify" draw:textarea-vertical-align="middle" draw:auto-grow-height="false" fo:min-height="1.147cm" fo:min-width="0cm"/>
    </style:style>
    <style:style style:name="gr25" style:family="graphic" style:parent-style-name="standard">
      <style:graphic-properties svg:stroke-color="#ffffff" draw:fill-color="#85eb6b" draw:textarea-horizontal-align="justify" draw:textarea-vertical-align="middle" draw:auto-grow-height="false" fo:min-height="0.766cm" fo:min-width="0cm"/>
    </style:style>
    <style:style style:name="gr26" style:family="graphic" style:parent-style-name="standard">
      <style:graphic-properties svg:stroke-color="#ffffff" draw:textarea-horizontal-align="justify" draw:textarea-vertical-align="middle" draw:auto-grow-height="false" fo:min-height="0.031cm" fo:min-width="0cm"/>
    </style:style>
    <style:style style:name="gr27" style:family="graphic" style:parent-style-name="standard">
      <style:graphic-properties svg:stroke-color="#ffffff" draw:fill-color="#eb6b6b" draw:textarea-horizontal-align="justify" draw:textarea-vertical-align="middle" draw:auto-grow-height="false" fo:min-height="0.412cm" fo:min-width="0cm"/>
    </style:style>
    <style:style style:name="gr28" style:family="graphic" style:parent-style-name="standard">
      <style:graphic-properties svg:stroke-color="#ffffff" draw:fill-color="#85eb6b" draw:textarea-horizontal-align="justify" draw:textarea-vertical-align="middle" draw:auto-grow-height="false" fo:min-height="1.301cm" fo:min-width="0cm"/>
    </style:style>
    <style:style style:name="gr29" style:family="graphic" style:parent-style-name="standard">
      <style:graphic-properties svg:stroke-color="#ffffff" draw:textarea-horizontal-align="justify" draw:textarea-vertical-align="middle" draw:auto-grow-height="false" fo:min-height="0.204cm" fo:min-width="0cm"/>
    </style:style>
    <style:style style:name="gr30" style:family="graphic" style:parent-style-name="standard">
      <style:graphic-properties svg:stroke-color="#ffffff" draw:fill-color="#eb6b6b" draw:textarea-horizontal-align="justify" draw:textarea-vertical-align="middle" draw:auto-grow-height="false" fo:min-height="0.712cm" fo:min-width="0cm"/>
    </style:style>
    <style:style style:name="gr31" style:family="graphic" style:parent-style-name="standard">
      <style:graphic-properties svg:stroke-color="#ffffff" draw:fill-color="#ebdc6b" draw:textarea-horizontal-align="justify" draw:textarea-vertical-align="middle" draw:auto-grow-height="false" fo:min-height="0.077cm" fo:min-width="0cm"/>
    </style:style>
    <style:style style:name="gr32" style:family="graphic" style:parent-style-name="standard">
      <style:graphic-properties svg:stroke-color="#ffffff" draw:fill-color="#85eb6b" draw:textarea-horizontal-align="justify" draw:textarea-vertical-align="middle" draw:auto-grow-height="false" fo:min-height="0.712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b6b6b"/>
      <style:paragraph-properties fo:text-align="center"/>
    </style:style>
    <style:style style:name="P5" style:family="paragraph">
      <loext:graphic-properties draw:fill-color="#ebdc6b"/>
      <style:paragraph-properties fo:text-align="center"/>
    </style:style>
    <style:style style:name="P6" style:family="paragraph">
      <loext:graphic-properties draw:fill-color="#85eb6b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er4" svg:width="6.858cm" svg:height="18.288cm" svg:x="-3.737cm" svg:y="2.6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er4" svg:width="32.258cm" svg:height="23.208cm" svg:x="-4.753cm" svg:y="0.368cm">
          <draw:image xlink:href="Pictures/10000000000003E80000029A8AFB5E1111121296.jpg" xlink:type="simple" xlink:show="embed" xlink:actuate="onLoad">
            <text:p/>
          </draw:image>
        </draw:frame>
        <draw:custom-shape draw:style-name="gr1" draw:text-style-name="P1" draw:layer="Layer4" svg:width="6.858cm" svg:height="18.288cm" svg:x="-3.737cm" svg:y="2.6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er4" svg:width="6.858cm" svg:height="19.304cm" svg:x="19.377cm" svg:y="2.95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er4" svg:width="1.27cm" svg:height="1.015cm" svg:x="3.883cm" svg:y="17.94cm">
          <draw:image xlink:href="Pictures/10000000000003430000020AADCE55F6EC82EC6D.jpg" xlink:type="simple" xlink:show="embed" xlink:actuate="onLoad">
            <text:p/>
          </draw:image>
        </draw:frame>
        <draw:frame draw:style-name="gr4" draw:text-style-name="P2" draw:layer="Layer4" svg:width="1.27cm" svg:height="1.015cm" svg:x="16.837cm" svg:y="10.319cm">
          <draw:image xlink:href="Pictures/10000000000003430000020A2D3B1777AA429B06.jpg" xlink:type="simple" xlink:show="embed" xlink:actuate="onLoad">
            <text:p/>
          </draw:image>
        </draw:frame>
        <draw:frame draw:style-name="gr4" draw:text-style-name="P2" draw:layer="Layer4" svg:width="1.27cm" svg:height="1.015cm" svg:x="16.837cm" svg:y="10.32cm">
          <draw:image xlink:href="Pictures/10000000000003430000020A2D3B1777AA429B06.jpg" xlink:type="simple" xlink:show="embed" xlink:actuate="onLoad">
            <text:p/>
          </draw:image>
        </draw:frame>
        <draw:frame draw:style-name="gr4" draw:text-style-name="P2" draw:layer="Layer4" svg:width="1.27cm" svg:height="1.015cm" svg:x="3.629cm" svg:y="3.715cm">
          <draw:image xlink:href="Pictures/10000000000003430000020A2D3B1777AA429B06.jpg" xlink:type="simple" xlink:show="embed" xlink:actuate="onLoad">
            <text:p/>
          </draw:image>
        </draw:frame>
        <draw:frame draw:style-name="gr4" draw:text-style-name="P2" draw:layer="Layer4" svg:width="1.27cm" svg:height="1.015cm" svg:x="12.265cm" svg:y="3.715cm">
          <draw:image xlink:href="Pictures/10000000000003430000020A2D3B1777AA429B06.jpg" xlink:type="simple" xlink:show="embed" xlink:actuate="onLoad">
            <text:p/>
          </draw:image>
        </draw:frame>
        <draw:frame draw:style-name="gr2" draw:text-style-name="P2" draw:layer="Layer4" svg:width="0.787cm" svg:height="1.295cm" svg:x="6.042cm" svg:y="8.623cm">
          <draw:image xlink:href="Pictures/10000201000001680000025034E0BA5F5108ECE6.png" xlink:type="simple" xlink:show="embed" xlink:actuate="onLoad">
            <text:p/>
          </draw:image>
        </draw:frame>
        <draw:frame draw:style-name="gr2" draw:text-style-name="P2" draw:layer="Layer4" svg:width="0.787cm" svg:height="1.295cm" svg:x="8.176cm" svg:y="14.694cm">
          <draw:image xlink:href="Pictures/10000201000001680000025034E0BA5F5108ECE6.png" xlink:type="simple" xlink:show="embed" xlink:actuate="onLoad">
            <text:p/>
          </draw:image>
        </draw:frame>
        <draw:frame draw:style-name="gr2" draw:text-style-name="P2" draw:layer="Layer4" svg:width="0.787cm" svg:height="1.295cm" svg:x="16.304cm" svg:y="14.637cm">
          <draw:image xlink:href="Pictures/10000201000001680000025034E0BA5F5108ECE6.png" xlink:type="simple" xlink:show="embed" xlink:actuate="onLoad">
            <text:p/>
          </draw:image>
        </draw:frame>
        <draw:frame draw:style-name="gr2" draw:text-style-name="P2" draw:layer="Layer4" svg:width="0.787cm" svg:height="1.295cm" svg:x="12.138cm" svg:y="8.242cm">
          <draw:image xlink:href="Pictures/10000201000001680000025034E0BA5F5108ECE6.png" xlink:type="simple" xlink:show="embed" xlink:actuate="onLoad">
            <text:p/>
          </draw:image>
        </draw:frame>
        <draw:custom-shape draw:style-name="gr5" draw:text-style-name="P2" draw:layer="Layer4" svg:width="2.667cm" svg:height="2.921cm" svg:x="2.894cm" svg:y="2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er4" svg:width="7.62cm" svg:height="7.112cm" svg:x="0.327cm" svg:y="0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er4" svg:width="12.573cm" svg:height="13.446cm" svg:x="-2.086cm" svg:y="-2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er4" svg:width="2.032cm" svg:height="2.032cm" svg:x="-7.665cm" svg:y="2.6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er4" svg:width="0.254cm" svg:height="1.524cm" svg:x="-7.411cm" svg:y="2.9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er4" svg:width="0.254cm" svg:height="1.016cm" svg:x="-7.011cm" svg:y="3.4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er4" svg:width="0.254cm" svg:height="0.508cm" svg:x="-6.611cm" svg:y="3.96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er4" svg:width="0.254cm" svg:height="0.508cm" svg:x="-6.211cm" svg:y="3.9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er4" svg:width="2.667cm" svg:height="2.921cm" svg:x="11.594cm" svg:y="2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er4" svg:width="7.62cm" svg:height="7.112cm" svg:x="9.027cm" svg:y="0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er4" svg:width="12.573cm" svg:height="13.446cm" svg:x="6.614cm" svg:y="-2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er4" svg:width="2.667cm" svg:height="2.921cm" svg:x="3.194cm" svg:y="1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er4" svg:width="7.62cm" svg:height="7.112cm" svg:x="0.627cm" svg:y="14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er4" svg:width="12.573cm" svg:height="13.446cm" svg:x="-1.786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er4" svg:width="2.667cm" svg:height="2.921cm" svg:x="16.094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er4" svg:width="7.62cm" svg:height="7.112cm" svg:x="13.527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er4" svg:width="12.573cm" svg:height="13.446cm" svg:x="11.114cm" svg:y="3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er4" svg:width="2.032cm" svg:height="2.032cm" svg:x="9.217cm" svg:y="14.0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er4" svg:width="0.254cm" svg:height="0.508cm" svg:x="9.471cm" svg:y="15.3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er4" svg:width="0.254cm" svg:height="0.508cm" svg:x="9.871cm" svg:y="15.3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er4" svg:width="0.254cm" svg:height="1.397cm" svg:x="10.271cm" svg:y="14.46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er4" svg:width="0.254cm" svg:height="1.016cm" svg:x="10.671cm" svg:y="14.8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er4" svg:width="2.032cm" svg:height="2.032cm" svg:x="6.042cm" svg:y="6.5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er4" svg:width="0.254cm" svg:height="1.524cm" svg:x="6.296cm" svg:y="6.8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er4" svg:width="0.254cm" svg:height="1.016cm" svg:x="6.696cm" svg:y="7.3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er4" svg:width="0.254cm" svg:height="0.508cm" svg:x="7.096cm" svg:y="7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er4" svg:width="0.254cm" svg:height="0.508cm" svg:x="7.496cm" svg:y="7.8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er4" svg:width="2.032cm" svg:height="2.032cm" svg:x="14.07cm" svg:y="13.98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er4" svg:width="0.254cm" svg:height="0.281cm" svg:x="14.324cm" svg:y="15.4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er4" svg:width="0.254cm" svg:height="0.662cm" svg:x="14.724cm" svg:y="15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er4" svg:width="0.254cm" svg:height="0.508cm" svg:x="15.124cm" svg:y="15.2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er4" svg:width="0.254cm" svg:height="1.551cm" svg:x="15.524cm" svg:y="14.2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er4" svg:width="2.032cm" svg:height="2.032cm" svg:x="12.954cm" svg:y="7.6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er4" svg:width="0.254cm" svg:height="0.454cm" svg:x="13.208cm" svg:y="9.0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er4" svg:width="0.254cm" svg:height="0.962cm" svg:x="13.608cm" svg:y="8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er4" svg:width="0.254cm" svg:height="0.327cm" svg:x="14.008cm" svg:y="9.13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er4" svg:width="0.254cm" svg:height="0.962cm" svg:x="14.408cm" svg:y="8.4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09:57:57.647750275</meta:creation-date>
    <dc:date>2016-12-18T12:01:04.699296334</dc:date>
    <meta:editing-duration>PT15M54S</meta:editing-duration>
    <meta:editing-cycles>5</meta:editing-cycles>
    <meta:generator>LibreOffice/5.1.4.2$Linux_X86_64 LibreOffice_project/10m0$Build-2</meta:generator>
    <meta:document-statistic meta:object-count="50"/>
  </office:meta>
</office:document-meta>
</file>